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47df" officeooo:paragraph-rsid="000747df"/>
    </style:style>
    <style:style style:name="P2" style:family="paragraph" style:parent-style-name="Standard" style:list-style-name="L1">
      <style:text-properties officeooo:rsid="000747df" officeooo:paragraph-rsid="0008ff00"/>
    </style:style>
    <style:style style:name="P3" style:family="paragraph" style:parent-style-name="Standard">
      <style:text-properties fo:font-weight="bold" officeooo:rsid="000747df" officeooo:paragraph-rsid="000747df" style:font-weight-asian="bold" style:font-weight-complex="bold"/>
    </style:style>
    <style:style style:name="P4" style:family="paragraph" style:parent-style-name="Standard">
      <style:text-properties fo:font-weight="bold" officeooo:rsid="000747df" officeooo:paragraph-rsid="0008ff00" style:font-weight-asian="bold" style:font-weight-complex="bold"/>
    </style:style>
    <style:style style:name="P5" style:family="paragraph" style:parent-style-name="Standard">
      <style:text-properties fo:font-weight="bold" officeooo:rsid="000a27cc" officeooo:paragraph-rsid="000a27cc" style:font-weight-asian="bold" style:font-weight-complex="bold"/>
    </style:style>
    <style:style style:name="P6" style:family="paragraph" style:parent-style-name="Standard" style:list-style-name="L1">
      <style:text-properties officeooo:paragraph-rsid="000747df"/>
    </style:style>
    <style:style style:name="P7" style:family="paragraph" style:parent-style-name="Standard" style:list-style-name="L1">
      <style:text-properties officeooo:rsid="0008ff00" officeooo:paragraph-rsid="0008ff00"/>
    </style:style>
    <style:style style:name="P8" style:family="paragraph" style:parent-style-name="Standard" style:list-style-name="L3">
      <style:text-properties fo:font-weight="normal" officeooo:rsid="000a27cc" officeooo:paragraph-rsid="000a27cc" style:font-weight-asian="normal" style:font-weight-complex="normal"/>
    </style:style>
    <style:style style:name="P9" style:family="paragraph" style:parent-style-name="Standard" style:list-style-name="L4">
      <style:text-properties officeooo:paragraph-rsid="0008ff00"/>
    </style:style>
    <style:style style:name="P10" style:family="paragraph" style:parent-style-name="Standard" style:list-style-name="L4">
      <style:text-properties officeooo:rsid="000a27cc" officeooo:paragraph-rsid="000a27cc"/>
    </style:style>
    <style:style style:name="P11" style:family="paragraph" style:parent-style-name="Standard" style:list-style-name="L4">
      <style:text-properties officeooo:rsid="000c84ed" officeooo:paragraph-rsid="000c84ed"/>
    </style:style>
    <style:style style:name="P12" style:family="paragraph" style:parent-style-name="Standard" style:list-style-name="L4">
      <style:text-properties officeooo:rsid="000c84ed" officeooo:paragraph-rsid="000d221b"/>
    </style:style>
    <style:style style:name="P13" style:family="paragraph" style:parent-style-name="Standard" style:list-style-name="L4">
      <style:text-properties officeooo:rsid="000d221b" officeooo:paragraph-rsid="000d221b"/>
    </style:style>
    <style:style style:name="P14" style:family="paragraph" style:parent-style-name="Standard" style:list-style-name="L4">
      <style:text-properties officeooo:rsid="000d221b" officeooo:paragraph-rsid="000d89b7"/>
    </style:style>
    <style:style style:name="T1" style:family="text">
      <style:text-properties officeooo:rsid="000747df"/>
    </style:style>
    <style:style style:name="T2" style:family="text">
      <style:text-properties officeooo:rsid="0008ff0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27cc" style:font-weight-asian="normal" style:font-weight-complex="normal"/>
    </style:style>
    <style:style style:name="T5" style:family="text">
      <style:text-properties fo:font-weight="normal" officeooo:rsid="000747df" style:font-weight-asian="normal" style:font-weight-complex="normal"/>
    </style:style>
    <style:style style:name="T6" style:family="text">
      <style:text-properties fo:font-weight="normal" officeooo:rsid="000c84ed" style:font-weight-asian="normal" style:font-weight-complex="normal"/>
    </style:style>
    <style:style style:name="T7" style:family="text">
      <style:text-properties fo:font-weight="normal" officeooo:rsid="000d221b" style:font-weight-asian="normal" style:font-weight-complex="normal"/>
    </style:style>
    <style:style style:name="T8" style:family="text">
      <style:text-properties fo:font-weight="normal" officeooo:rsid="000d89b7" style:font-weight-asian="normal" style:font-weight-complex="normal"/>
    </style:style>
    <style:style style:name="T9" style:family="text">
      <style:text-properties officeooo:rsid="0010ac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min site</text:p>
      <text:list xml:id="list3796654922" text:style-name="L1">
        <text:list-item>
          <text:p text:style-name="P6"><text:span text:style-name="T1">Modérer <text:s/>les données du web scrapping</text:span></text:p>
        </text:list-item>
        <text:list-item>
          <text:p text:style-name="P6"><text:span text:style-name="T1">Modérer les petites annonces</text:span></text:p>
        </text:list-item>
        <text:list-item>
          <text:p text:style-name="P1">Créer un compte admin du site</text:p>
        </text:list-item>
        <text:list-item>
          <text:p text:style-name="P1">consulter les informations du compte admin du site </text:p>
        </text:list-item>
        <text:list-item>
          <text:p text:style-name="P1">désactiver un compte admin site</text:p>
        </text:list-item>
        <text:list-item>
          <text:p text:style-name="P7">éditer<text:span text:style-name="T1"> un compte admin </text:span>site</text:p>
        </text:list-item>
        <text:list-item>
          <text:p text:style-name="P2">créer un compte admin structure</text:p>
        </text:list-item>
        <text:list-item>
          <text:p text:style-name="P2">consulter les informations du compte admin <text:span text:style-name="T2">structure</text:span> </text:p>
        </text:list-item>
        <text:list-item>
          <text:p text:style-name="P2">désactiver un compte admin s<text:span text:style-name="T2">tructure</text:span></text:p>
        </text:list-item>
        <text:list-item>
          <text:p text:style-name="P7">éditer<text:span text:style-name="T1"> un compte admin </text:span>structure</text:p>
        </text:list-item>
      </text:list>
      <text:p text:style-name="P4">Admin s<text:span text:style-name="T2">tructure:</text:span></text:p>
      <text:list xml:id="list784963972" text:style-name="L4">
        <text:list-item>
          <text:p text:style-name="P9"><text:span text:style-name="T4">consulter </text:span><text:span text:style-name="T5">les informations d</text:span><text:span text:style-name="T4">e son </text:span><text:span text:style-name="T5">compte</text:span></text:p>
        </text:list-item>
        <text:list-item>
          <text:p text:style-name="P10"><text:span text:style-name="T5">é</text:span><text:span text:style-name="T3">diter le compt</text:span><text:span text:style-name="T6">e</text:span></text:p>
        </text:list-item>
        <text:list-item>
          <text:p text:style-name="P11"><text:span text:style-name="T3">consulter la liste des appels d’offre</text:span><text:span text:style-name="T7">s publiés</text:span></text:p>
        </text:list-item>
        <text:list-item>
          <text:p text:style-name="P13"><text:span text:style-name="T7">a</text:span><text:span text:style-name="T3">fficher un appel d’offre</text:span></text:p>
        </text:list-item>
        <text:list-item>
          <text:p text:style-name="P13"><text:span text:style-name="T3">publier un appel d’offre</text:span></text:p>
        </text:list-item>
        <text:list-item>
          <text:p text:style-name="P13"><text:span text:style-name="T3">supprimer un appel d’offre</text:span></text:p>
        </text:list-item>
        <text:list-item>
          <text:p text:style-name="P13"><text:span text:style-name="T3">éditer un appel d’offre</text:span></text:p>
        </text:list-item>
        <text:list-item>
          <text:p text:style-name="P13"><text:span text:style-name="T3">évaluer les <text:s/>appels d’offres </text:span><text:span text:style-name="T8">reçus</text:span></text:p>
        </text:list-item>
        <text:list-item>
          <text:p text:style-name="P13"><text:span text:style-name="T3">exporter les documents de candidatures sous pdf</text:span></text:p>
        </text:list-item>
        <text:list-item>
          <text:p text:style-name="P12"><text:span text:style-name="T3">consulter la liste des </text:span><text:span text:style-name="T7">offres d’emploi publiées</text:span></text:p>
        </text:list-item>
        <text:list-item>
          <text:p text:style-name="P13"><text:span text:style-name="T3">afficher une offre d’emploi</text:span></text:p>
        </text:list-item>
        <text:list-item>
          <text:p text:style-name="P13"><text:span text:style-name="T3">publier une offre d’emploi</text:span></text:p>
        </text:list-item>
        <text:list-item>
          <text:p text:style-name="P13"><text:span text:style-name="T3">supprimer une offre d’emploi</text:span></text:p>
        </text:list-item>
        <text:list-item>
          <text:p text:style-name="P13"><text:span text:style-name="T3">éditer une offre d’emploi</text:span></text:p>
        </text:list-item>
        <text:list-item>
          <text:p text:style-name="P14"><text:span text:style-name="T3">évaluer les <text:s/></text:span><text:span text:style-name="T8">offres d’emploi reçus</text:span></text:p>
        </text:list-item>
        <text:list-item>
          <text:p text:style-name="P13"><text:span text:style-name="T3">exporter les cv sous pdf</text:span></text:p>
        </text:list-item>
      </text:list>
      <text:p text:style-name="P4"/>
      <text:p text:style-name="P5">Visiteur : </text:p>
      <text:list xml:id="list195806727" text:style-name="L3">
        <text:list-item>
          <text:p text:style-name="P8">Consulter une offre d'emploi</text:p>
        </text:list-item>
        <text:list-item>
          <text:p text:style-name="P8">consulter un appel d’<text:span text:style-name="T9">offre</text:span></text:p>
        </text:list-item>
        <text:list-item>
          <text:p text:style-name="P8">consulter une petite annonce</text:p>
        </text:list-item>
        <text:list-item>
          <text:p text:style-name="P8">publier une petite annonce</text:p>
        </text:list-item>
        <text:list-item>
          <text:p text:style-name="P8">postuler via la plateforme</text:p>
        </text:list-item>
        <text:list-item>
          <text:p text:style-name="P8">postuler par mail</text:p>
        </text:list-item>
        <text:list-item>
          <text:p text:style-name="P8">postuler via un lien exter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0:25:56.035642473</meta:creation-date>
    <dc:date>2022-01-21T12:21:25.181924384</dc:date>
    <meta:editing-duration>PT14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6" meta:word-count="200" meta:character-count="1096" meta:non-whitespace-character-count="959"/>
  </office:meta>
</office:document-meta>
</file>